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brima4" svg:font-family="Ebrima"/>
    <style:font-face style:name="Ebrima3" svg:font-family="Ebrima" style:font-adornments="Regular"/>
    <style:font-face style:name="Mangal2" svg:font-family="Mangal"/>
    <style:font-face style:name="Calibri5" svg:font-family="Calibri" style:font-family-generic="swiss"/>
    <style:font-face style:name="Calibri3" svg:font-family="Calibri" style:font-adornments="Regular" style:font-family-generic="swiss"/>
    <style:font-face style:name="Ebrima2" svg:font-family="Ebrima" style:font-adornments="Regular" style:font-pitch="variable"/>
    <style:font-face style:name="Mangal1" svg:font-family="Mangal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Mangal3" svg:font-family="Mangal" style:font-family-generic="swiss" style:font-pitch="variable"/>
    <style:font-face style:name="Microsoft YaHei1" svg:font-family="'Microsoft YaHei'" style:font-family-generic="swiss" style:font-pitch="variable"/>
    <style:font-face style:name="Tahoma2" svg:font-family="Tahoma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79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40pt" style:font-size-complex="40pt"/>
    </style:style>
    <style:style style:name="P3" style:family="paragraph">
      <style:text-properties fo:font-size="26pt" style:font-size-asian="36pt" style:font-size-complex="36pt"/>
    </style:style>
    <style:style style:name="P4" style:family="paragraph">
      <style:text-properties fo:font-size="20pt" style:font-size-asian="26pt" style:font-size-complex="26pt"/>
    </style:style>
    <style:style style:name="P5" style:family="paragraph">
      <style:text-properties fo:font-size="24pt" style:font-size-asian="32pt" style:font-size-complex="3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text-position="-33% 58%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position="-33% 58%" fo:font-style="italic" style:font-style-asian="italic" style:font-style-complex="italic"/>
    </style:style>
    <style:style style:name="T8" style:family="text">
      <style:text-properties style:font-name="Calibri3" style:font-name-asian="Calibri3" style:font-name-complex="Calibri3"/>
    </style:style>
    <style:style style:name="T9" style:family="text">
      <style:text-properties style:text-position="-33% 58%" style:font-name="Calibri2" style:font-name-asian="Calibri3" style:font-name-complex="Calibri3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Ebrima4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Ebrima4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position="33% 58%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style:font-name="Calibri2" style:font-name-asian="Calibri3" style:font-name-complex="Calibri3"/>
    </style:style>
    <style:style style:name="T15" style:family="text">
      <style:text-properties style:font-name="Calibri2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16" style:family="text">
      <style:text-properties style:font-name="Calibri2" fo:font-style="italic" style:font-name-asian="Calibri3" style:font-style-asian="italic" style:font-name-complex="Calibri3" style:font-style-complex="italic"/>
    </style:style>
    <style:style style:name="T17" style:family="text">
      <style:text-properties style:font-name="Calibri2" fo:font-size="28pt" style:font-name-asian="Calibri3" style:font-size-asian="40pt" style:font-name-complex="Calibri3" style:font-size-complex="40pt"/>
    </style:style>
    <style:style style:name="T18" style:family="text">
      <style:text-properties style:font-name="Calibri3" fo:font-style="italic" style:font-name-asian="Calibri3" style:font-style-asian="italic" style:font-name-complex="Calibri3" style:font-style-complex="italic"/>
    </style:style>
    <style:style style:name="T19" style:family="text">
      <style:text-properties fo:font-size="28pt" style:font-size-asian="40pt" style:font-size-complex="40pt"/>
    </style:style>
    <style:style style:name="T20" style:family="text">
      <style:text-properties fo:font-size="26pt" style:font-size-asian="36pt" style:font-size-complex="36pt"/>
    </style:style>
    <style:style style:name="T21" style:family="text">
      <style:text-properties fo:font-size="26pt" fo:font-style="italic" style:font-size-asian="36pt" style:font-style-asian="italic" style:font-size-complex="36pt" style:font-style-complex="italic"/>
    </style:style>
    <style:style style:name="T22" style:family="text">
      <style:text-properties fo:font-size="20pt" style:font-size-asian="26pt" style:font-size-complex="26pt"/>
    </style:style>
    <style:style style:name="T23" style:family="text">
      <style:text-properties fo:font-size="20pt" fo:font-style="italic" style:font-size-asian="26pt" style:font-style-asian="italic" style:font-size-complex="26pt" style:font-style-complex="italic"/>
    </style:style>
    <style:style style:name="T24" style:family="text">
      <style:text-properties fo:font-size="24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er Ladungserhaltungssatz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In einem abgeschlossenen System bleibt die Summe aus positiver und negativer Ladung konstan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zeichnet man als Elementarladung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Ladung besitzt eine gequantelte, atomistische Struktur. Es gibt eine kleinste, nicht mehr teilbare Ladung, die Elementarladung <text:span text:style-name="T1">e</text:span><text:span text:style-name="T2">.</text:span></text:p>
            <text:p><text:span text:style-name="T2">Jede andere Ladung lässt sich als ganzzahliges Vielfaches von e schreiben:</text:span></text:p>
          </draw:text-box>
        </draw:frame>
        <draw:frame draw:style-name="gr2" draw:text-style-name="P1" draw:layer="layout" svg:width="6.182cm" svg:height="1.033cm" svg:x="10.908cm" svg:y="13.283cm">
          <text:p/>
          <draw:object xlink:href="../Elementarladung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Ladungsdichte? Wie hängt diese mit der Gesamtladung zusammen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Die Ladungsdichte <text:span text:style-name="T1">ρ</text:span>(<text:span text:style-name="T3">r</text:span>) ist Ladung pro Volumeneinheit.</text:p>
          </draw:text-box>
        </draw:frame>
        <draw:frame draw:style-name="gr2" draw:text-style-name="P1" draw:layer="layout" svg:width="5.537cm" svg:height="1.892cm" svg:x="11.231cm" svg:y="11.853cm">
          <text:p/>
          <draw:object xlink:href="../Ladungsdichte%20und%20Gesamtladung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eben Sie die Ladungsdichte einer Punktladung <text:span text:style-name="T1">q</text:span> an.</text:p>
          </draw:text-box>
        </draw:frame>
        <draw:frame presentation:style-name="pr2" draw:layer="layout" svg:width="25.199cm" svg:height="12.179cm" svg:x="1.4cm" svg:y="4.914cm" presentation:class="subtitle">
          <draw:text-box>
            <text:p><text:span text:style-name="T1">ρ</text:span>(<text:span text:style-name="T3">r</text:span>) = <text:span text:style-name="T1">q</text:span> δ(<text:span text:style-name="T3">r</text:span> − <text:span text:style-name="T3">r</text:span><text:span text:style-name="T4">0</text:span>)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charakterisiert die Stromdichte <text:span text:style-name="T3">j</text:span><text:span text:style-name="T5">(</text:span><text:span text:style-name="T3">r</text:span><text:span text:style-name="T5">) die bewegte Ladung?</text:span></text:p>
          </draw:text-box>
        </draw:frame>
        <draw:frame presentation:style-name="pr5" draw:layer="layout" svg:width="25.199cm" svg:height="12.179cm" svg:x="1.4cm" svg:y="4.914cm" presentation:class="subtitle">
          <draw:text-box>
            <text:p><text:tab/>: Normale in Bewegungsrichtung der fließenden Ladung</text:p>
            <text:p/>
            <text:p><text:tab/>: Ladung, die pro Zeiteinheit durch die Flächeneinheit senkrecht zur Stromrichtung transportiert wird</text:p>
          </draw:text-box>
        </draw:frame>
        <draw:frame draw:style-name="gr2" draw:text-style-name="P1" draw:layer="layout" svg:width="1.206cm" svg:height="2.192cm" svg:x="3.696cm" svg:y="8.403cm">
          <text:p/>
          <draw:object xlink:href="../Normale%20der%20Stromdichte.odf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1" draw:layer="layout" svg:width="1.206cm" svg:height="1.033cm" svg:x="1.796cm" svg:y="11.043cm">
          <text:p/>
          <draw:object xlink:href="../Ladungstransport%20pro%20Zeiteinheit%20durch%20Flächeneinheit%20senkrecht%20zur%20Stromrichtung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erhält man die Stromstärke <text:span text:style-name="T1">I</text:span> durch eine vorgegebene Fläche <text:span text:style-name="T1">F</text:span> aus der Stromdichte <text:span text:style-name="T3">j</text:span>(<text:span text:style-name="T3">r</text:span>)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Durch das Flächenintegral</text:p>
          </draw:text-box>
        </draw:frame>
        <draw:frame draw:style-name="gr2" draw:text-style-name="P1" draw:layer="layout" svg:width="4.392cm" svg:height="1.892cm" svg:x="11.803cm" svg:y="11.853cm">
          <text:p/>
          <draw:object xlink:href="../Stromstärke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ie Ladungserhaltung als Kontinuitätsgleichung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2" draw:text-style-name="P1" draw:layer="layout" svg:width="5.556cm" svg:height="1.997cm" svg:x="11.221cm" svg:y="9.501cm">
          <text:p/>
          <draw:object xlink:href="../Erhaltungssatz%20der%20Ladung%20als%20Kontinuitätsgleichung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Auf welchen experimentellen Erfahrungstatsachen baut die Elektrostatik auf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Die <text:span text:style-name="T6">Coulomb-Kraft</text:span> <text:span text:style-name="T3">F</text:span><text:span text:style-name="T4">12</text:span></text:p>
            <text:p/>
            <text:p>1. ist direkt proportional zu den Ladungen <text:span text:style-name="T1">q</text:span><text:span text:style-name="T4">1</text:span>, <text:span text:style-name="T1">q</text:span><text:span text:style-name="T4">2</text:span>;</text:p>
            <text:p>2. ist umgekehrt proportional zum Quadrat des Abstandes der beiden Ladungen;</text:p>
            <text:p>3. wirkt entlang der Verbindungslinie anziehend für ungleichnamige, abstoßend für gleichnamige Ladungen;</text:p>
            <text:p>4. erfüllt <text:span text:style-name="T1">actio</text:span> = <text:span text:style-name="T1">reactio</text:span>.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as Coulomb-Gesetz für Punktladungen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Mit dem Abstand der beiden Punktladungen q1 und q2</text:p>
            <text:p/>
            <text:p>gilt für die Kraftwirkung zwischen den beiden Ladungen das <text:span text:style-name="T6">Coulomb'sche Gesetz</text:span>:</text:p>
          </draw:text-box>
        </draw:frame>
        <draw:frame draw:style-name="gr2" draw:text-style-name="P1" draw:layer="layout" svg:width="7.244cm" svg:height="1.168cm" svg:x="10.377cm" svg:y="9.915cm">
          <text:p/>
          <draw:object xlink:href="../Abstand%20r12.odf" xlink:type="simple" xlink:show="embed" xlink:actuate="onLoad"/>
          <draw:image xlink:href="./ObjectReplacements/Object 7" xlink:type="simple" xlink:show="embed" xlink:actuate="onLoad"/>
        </draw:frame>
        <draw:frame draw:style-name="gr2" draw:text-style-name="P1" draw:layer="layout" svg:width="10.721cm" svg:height="2.564cm" svg:x="8.639cm" svg:y="13.517cm">
          <text:p/>
          <draw:object xlink:href="../Coulomb'sches%20Gesetz.odf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sagt das Superpositionsprinzip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Es entspricht dem vierten Newton'schen Axiom und besagt, dass sich die von mehreren Ladungen <text:span text:style-name="T1">q</text:span><text:span text:style-name="T7">j</text:span> auf die Ladung <text:span text:style-name="T1">q</text:span><text:span text:style-name="T7">l</text:span> ausgeübten Coulomb-Kräfte vektoriell addieren:</text:p>
          </draw:text-box>
        </draw:frame>
        <draw:frame draw:style-name="gr2" draw:text-style-name="P1" draw:layer="layout" svg:width="8.392cm" svg:height="2.578cm" svg:x="9.803cm" svg:y="12.81cm">
          <text:p/>
          <draw:object xlink:href="../Superpositionsprinzip.odf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as elektrostatische Feld definiert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Durch die Kraft auf eine Testladung <text:span text:style-name="T1">q</text:span>:</text:p>
          </draw:text-box>
        </draw:frame>
        <draw:frame draw:style-name="gr2" draw:text-style-name="P1" draw:layer="layout" svg:width="3.759cm" svg:height="2.192cm" svg:x="12.12cm" svg:y="11.703cm">
          <text:p/>
          <draw:object xlink:href="../Definition%20des%20elektrischen%20Feldes%20E(r).odf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Konstante k im Gauß'schen (cgs-) System und im SI-(MKSA-)System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Gauß'sches System: k = 1</text:p>
            <text:p>SI-System: k = 1 / 4<text:span text:style-name="T8">πε</text:span><text:span text:style-name="T9">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der Wert der Influenzkonstanten bzw. Dielektrizitätskonstante des Vakuums <text:span text:style-name="T10">ε</text:span><text:span text:style-name="T11">0</text:span><text:span text:style-name="T10">?</text:span></text:p>
          </draw:text-box>
        </draw:frame>
        <draw:frame presentation:style-name="pr5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2" draw:text-style-name="P1" draw:layer="layout" svg:width="15.89cm" svg:height="2.396cm" svg:x="6.054cm" svg:y="9.301cm">
          <text:p/>
          <draw:object xlink:href="../Epsilon%20Null.odf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autet das elektrische Feld einer Punktladung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2" draw:text-style-name="P1" draw:layer="layout" svg:width="7.533cm" svg:height="2.564cm" svg:x="10.233cm" svg:y="9.217cm">
          <text:p/>
          <draw:object xlink:href="../Elektrisches%20Feld%20einer%20Punktladung.odf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autet das elektrische Feld von <text:span text:style-name="T1">n</text:span> Punktladungen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2" draw:text-style-name="P1" draw:layer="layout" svg:width="9.597cm" svg:height="2.578cm" svg:x="9.201cm" svg:y="9.21cm">
          <text:p/>
          <draw:object xlink:href="../Elektrisches%20Feld%20von%20n%20Punktladungen.odf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autet das elektrische Feld einer kontinuierlichen Ladungsverteilung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Mit d<text:span text:style-name="T1">q</text:span> = ρ(<text:span text:style-name="T3">r</text:span>')d<text:span text:style-name="T12">3</text:span><text:span text:style-name="T1">r</text:span>' der Ladung im Volumenelement d<text:span text:style-name="T12">3</text:span><text:span text:style-name="T13">r</text:span>' um <text:span text:style-name="T3">r</text:span>'</text:p>
            <text:p>erzeugt d<text:span text:style-name="T1">q</text:span> bei <text:span text:style-name="T3">r</text:span> das Feld</text:p>
            <text:p/>
            <text:p/>
            <text:p/>
            <text:p>So erhält man</text:p>
          </draw:text-box>
        </draw:frame>
        <draw:frame draw:style-name="gr2" draw:text-style-name="P1" draw:layer="layout" svg:width="8.112cm" svg:height="2.327cm" svg:x="9.943cm" svg:y="10.336cm">
          <text:p/>
          <draw:object xlink:href="../Elektrisches%20Feld%20einer%20kontinuierlichen%20Ladungsverteilung%20(differentiell).odf" xlink:type="simple" xlink:show="embed" xlink:actuate="onLoad"/>
          <draw:image xlink:href="./ObjectReplacements/Object 14" xlink:type="simple" xlink:show="embed" xlink:actuate="onLoad"/>
        </draw:frame>
        <draw:frame draw:style-name="gr2" draw:text-style-name="P1" draw:layer="layout" svg:width="11.937cm" svg:height="2.327cm" svg:x="8.41cm" svg:y="14.436cm">
          <text:p/>
          <draw:object xlink:href="../Elektrisches%20Feld%20einer%20kontinuierlichen%20Ladungsverteilung.odf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5" draw:layer="layout" svg:width="25.199cm" svg:height="12.179cm" svg:x="1.4cm" svg:y="4.914cm" presentation:class="subtitle">
          <draw:text-box>
            <text:p>Die Feldlinien beeinflussen einander; ungleichnamige Ladungen üben einen Feldlinien-<text:span text:style-name="T1">Zug</text:span><text:span text:style-name="T2"> aufeinander aus, gleichnamige Ladungen einen Feldlinien-</text:span><text:span text:style-name="T1">Druck</text:span><text:span text:style-name="T2">, sie stoßen sich also ab. Die Feldlinie ist als Bahn eines positiven Probenkörpers definiert, Feldlinien schneiden sich somit nie. Sie starten in positiven und enden in negativen Ladungen.</text:span></text:p>
          </draw:text-box>
        </draw:frame>
        <draw:frame presentation:style-name="pr4" draw:layer="layout" svg:width="25.199cm" svg:height="4.51cm" svg:x="1.4cm" svg:y="0.335cm" presentation:class="title" presentation:user-transformed="true">
          <draw:text-box>
            <text:p>Wie hat man den Wechselwirkungsprozess zwischen Punktladungen im <text:span text:style-name="T1">Feldkonzept</text:span> zu verstehen?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st die Coulomb-Kraft konservativ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Ja, aus</text:p>
            <text:p>rot (<text:span text:style-name="T1">q</text:span> <text:span text:style-name="T3">E</text:span>) <text:span text:style-name="T8">≡</text:span><text:span text:style-name="T14"> 0</text:span></text:p>
            <text:p><text:span text:style-name="T14"/></text:p>
            <text:p><text:span text:style-name="T14">folgt, dass die</text:span></text:p>
            <text:p><text:span text:style-name="T14">Coulomb-Kraft </text:span><text:span text:style-name="T15">F</text:span><text:span text:style-name="T14">(</text:span><text:span text:style-name="T15">r</text:span><text:span text:style-name="T14">) = </text:span><text:span text:style-name="T16">q</text:span><text:span text:style-name="T14"> </text:span><text:span text:style-name="T15">E</text:span><text:span text:style-name="T14">(</text:span><text:span text:style-name="T15">r</text:span><text:span text:style-name="T14">)</text:span></text:p>
            <text:p><text:span text:style-name="T14">konservativ ist, sie also ein Potential besitzt:</text:span></text:p>
            <text:p><text:span text:style-name="T14"/></text:p>
            <text:p><text:span text:style-name="T15">F</text:span><text:span text:style-name="T14"> = −</text:span><text:span text:style-name="T17">∇</text:span><text:span text:style-name="T16">V</text:span><text:span text:style-name="T14"> ;</text:span><text:span text:style-name="T14"><text:tab/></text:span><text:span text:style-name="T16">V</text:span><text:span text:style-name="T14"> = </text:span><text:span text:style-name="T16">q</text:span><text:span text:style-name="T14"> </text:span><text:span text:style-name="T18">φ</text:span><text:span text:style-name="T14">(</text:span><text:span text:style-name="T15">r</text:span><text:span text:style-name="T14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as skalare elektrische Potential definiert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Das statisch-elektrische Feld ist ein reines Gradientenfeld:</text:p>
            <text:p/>
            <text:p><text:span text:style-name="T3">E</text:span>(<text:span text:style-name="T3">r</text:span>) = −<text:span text:style-name="T19">∇</text:span> <text:span text:style-name="T18">φ</text:span>(<text:span text:style-name="T3">r</text:span>)</text:p>
            <text:p/>
            <text:p>Diese Beziehung definiert das skalare elektrische Potential</text:p>
          </draw:text-box>
        </draw:frame>
        <draw:frame draw:style-name="gr2" draw:text-style-name="P1" draw:layer="layout" svg:width="9.88cm" svg:height="2.327cm" svg:x="9.059cm" svg:y="14.236cm">
          <text:p/>
          <draw:object xlink:href="../skalares%20elektrisches%20Potential.odf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erlaufen die elektrischen Feldlinien relativ zu den Äquipotentialflächen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Aus <text:span text:style-name="T3">E</text:span>(<text:span text:style-name="T3">r</text:span>) = −<text:span text:style-name="T19">∇</text:span> <text:span text:style-name="T18">φ</text:span>(<text:span text:style-name="T3">r</text:span>) ersieht man, dass die Feldlinien senkrecht auf den Äquipotentialflächen stehen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ie lauten skalares Potential und elektrisches Feld einer homogen geladenen Kugel (Radius R, Gesamtladung Q)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draw:frame draw:style-name="gr2" draw:text-style-name="P1" draw:layer="layout" svg:width="13.584cm" svg:height="4.977cm" svg:x="7.207cm" svg:y="6.611cm">
          <text:p/>
          <draw:object xlink:href="../skalares%20Potential%20einer%20homogen%20geladenen%20Kugel.odf" xlink:type="simple" xlink:show="embed" xlink:actuate="onLoad"/>
          <draw:image xlink:href="./ObjectReplacements/Object 17" xlink:type="simple" xlink:show="embed" xlink:actuate="onLoad"/>
        </draw:frame>
        <draw:frame draw:style-name="gr2" draw:text-style-name="P1" draw:layer="layout" svg:width="11.376cm" svg:height="8.594cm" svg:x="8.311cm" svg:y="11.802cm">
          <text:p/>
          <draw:object xlink:href="../elektrisches%20Feld%20einer%20homogen%20geladenen%20Kugel.odf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m <text:span text:style-name="T1">physikalischen</text:span> Gauß’schen Satz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Der Fluss des <text:span text:style-name="T3">E</text:span>-Feldes durch die Oberfläche eines beliebigen Volumens <text:span text:style-name="T1">V</text:span> ist bis auf einen unwesentlichen Faktor gleich der von <text:span text:style-name="T1">V</text:span> eingeschlossenen Gesamtladung <text:span text:style-name="T1">q</text:span>(<text:span text:style-name="T1">V</text:span>).</text:p>
          </draw:text-box>
        </draw:frame>
        <draw:frame draw:style-name="gr2" draw:text-style-name="P1" draw:layer="layout" svg:width="18.685cm" svg:height="4.671cm" svg:x="4.657cm" svg:y="13.464cm">
          <text:p/>
          <draw:object xlink:href="../Fluss%20des%20elektrischen%20Feldes%20E(r)%20durch%20die%20Oberfläche%20S(V)%20eines%20Volumens%20V.odf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Formulieren Sie die Maxwell-Gleichungen der Elektrostatik in differenzieller und integraler Form.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m Grundproblem der Elektrostatik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Stellen Sie den Zusammenhang zwischen den Maxwell-Gleichungen und der Poisson-Gleichung her.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text-style-name="P2" draw:layer="layout" svg:width="25.199cm" svg:height="3.925cm" svg:x="1.4cm" svg:y="0.626cm" presentation:class="title" presentation:user-transformed="true">
          <draw:text-box>
            <text:p><text:span text:style-name="T19">Wie verhalten sich Normal- und Tangentialkomponente des elektrostatischen Feldes beim Durchgang durch eine Grenzfläche mit der Flächenladungsdichte σ?</text:span>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Energie einer statischen Ladungskonfiguration definiert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Energiedichte des elektrostatischen Feldes definiert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ein Plattenkondensator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Kapazität eines Kondensators definiert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elche Energiedichte liegt in einem Kugelkondensator vor? Wie lautet seine Gesamtenergie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erläuft das elektrische Feld in einem Zylinderkondensator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as versteht man unter einem Dipol? Wie sieht das von einem Dipol <text:span text:style-name="T3">p</text:span> bewirkte skalare Potential aus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<text:span text:style-name="T1">r</text:span>-Abhängigkeit besitzt das elektrische Dipolfeld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4" draw:text-style-name="P2" draw:layer="layout" svg:width="25.199cm" svg:height="3.925cm" svg:x="1.4cm" svg:y="0.627cm" presentation:class="title" presentation:user-transformed="true">
          <draw:text-box>
            <text:p><text:span text:style-name="T19">Welche Kraft und welches Drehmoment wirken auf einen Dipol im homogenen elektrostatischen Feld? Bei welcher Stellung hat der Dipol die geringste potenzielle Energie?</text:span>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r Dipolschicht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elcher Potentialsprung ergibt sich beim Durchgang durch eine Dipolschicht mit der Dipolflächendichte <text:span text:style-name="T3">D</text:span>(<text:span text:style-name="T3">r</text:span>)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Quadrupol? Wie sieht das Quadrupolpotential aus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Skizzieren Sie die Äquipotentialflächen und die elektrischen Feldlinien des gestreckten (linearen) Quadrupols.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r Multipolentwicklung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Definieren Sie das Dipolmoment und das Quadrupolmoment einer Ladungsdichte <text:span text:style-name="T1">ρ</text:span>(<text:span text:style-name="T3">r</text:span>).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verhält sich das Dipolmoment bei einer Drehung, wie bei einer Translation des Koordinatensystems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Nennen Sie spezielle Eigenschaften des Quadrupoltensors.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Haben kugelsymmetrische Ladungsverteilungen ein Dipolmoment und ein Quadrupolmoment? Begründen Sie Ihre Antwort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einem Randwertproblem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finieren Sie Dirichlet- und Neumann-Randbedingungen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Nennen Sie physikalische Situationen für Dirichlet- bzw. Neumann-Randbedingungen.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Green’sche Funktion in der Elektrostatik definiert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ie bestimmt die Green’sche Funktion das elektrostatische Potential bei vorgegebenen Dirichlet- (Neumann-) Randbedingungen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eschreiben Sie die Methode der Bildladungen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influenzierter Ladungsdichte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1" draw:text-style-name="P3" draw:layer="layout" svg:width="25.199cm" svg:height="3.506cm" svg:x="1.4cm" svg:y="0.835cm" presentation:class="title" presentation:user-transformed="true">
          <draw:text-box>
            <text:p><text:span text:style-name="T20">Was ist eine Bildkraft? Wie groß ist diese für eine Punktladung </text:span><text:span text:style-name="T21">q</text:span><text:span text:style-name="T20"> vor einer unendlich ausgedehnten, geerdeten Metallplatte?</text:span>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4" draw:text-style-name="P4" draw:layer="layout" svg:width="25.199cm" svg:height="3.506cm" svg:x="1.4cm" svg:y="0.832cm" presentation:class="title" presentation:user-transformed="true">
          <draw:text-box>
            <text:p><text:span text:style-name="T22">Eine Punktladung </text:span><text:span text:style-name="T23">q</text:span><text:span text:style-name="T22"> befinde sich im Abstand </text:span><text:span text:style-name="T23">r</text:span><text:span text:style-name="T22"> vom Mittelpunkt einer geerdeten Metallkugel vom Radius R (</text:span><text:span text:style-name="T23">r</text:span><text:span text:style-name="T22"> &gt; R). Wie groß ist die gesamte, auf der Kugel influenzierte Flächenladung? Ist die Bildkraft anziehend oder abstoßend?</text:span>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heißt ein Funktionensystem <text:span text:style-name="T1">u</text:span><text:span text:style-name="T7">n</text:span>(<text:span text:style-name="T1">x</text:span>) vollständig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Formulieren Sie die Vollständigkeitsrelation.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Nennen Sie Beispiele vollständiger Funktionensysteme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einem Separationsansatz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allgemeine Lösung der Laplace-Gleichung in Kugelkoordinaten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4" draw:text-style-name="P5" draw:layer="layout" svg:width="25.199cm" svg:height="3.506cm" svg:x="1.4cm" svg:y="0.841cm" presentation:class="title" presentation:user-transformed="true">
          <draw:text-box>
            <text:p><text:span text:style-name="T24">Welches vollständige Funktionensystem bietet sich zur Lösung der Laplace-Gleichung bei Randbedingungen mit azimutaler Symmetrie an?</text:span>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sphärischen Multipolmomenten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hängt das makroskopische mit dem mikroskopischen elektrischen Feld zusammen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makroskopischen Polarisation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hängen dielektrische Verschiebung, elektrisches Feld und Polarisation zusammen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en Unterschied zwischen <text:span text:style-name="T3">D</text:span> und <text:span text:style-name="T3">E</text:span>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n die Maxwell-Gleichungen der Elektrostatik in der Materie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eigentliche Messgröße: <text:span text:style-name="T3">D</text:span> oder <text:span text:style-name="T3">E</text:span>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formationspolarisation, was unter Orientierungspolarisation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finieren Sie Di-, Para- und Ferroelektrika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elektrische Suszeptibilität definiert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hängen Suszeptibilität und Dielektrizitätskonstante zusammen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Beschreiben Sie die Bedeutung der molekularen Polarisierbarkeit.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Clausius-Mossotti-Formel? Skizzieren Sie die Herleitung dieser Formel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elektrostatische Feldenergie im materieerfüllten Raum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Ebrima4" svg:font-family="Ebrima"/>
    <style:font-face style:name="Ebrima3" svg:font-family="Ebrima" style:font-adornments="Regular"/>
    <style:font-face style:name="Mangal2" svg:font-family="Mangal"/>
    <style:font-face style:name="Calibri5" svg:font-family="Calibri" style:font-family-generic="swiss"/>
    <style:font-face style:name="Calibri3" svg:font-family="Calibri" style:font-adornments="Regular" style:font-family-generic="swiss"/>
    <style:font-face style:name="Ebrima2" svg:font-family="Ebrima" style:font-adornments="Regular" style:font-pitch="variable"/>
    <style:font-face style:name="Mangal1" svg:font-family="Mangal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Mangal3" svg:font-family="Mangal" style:font-family-generic="swiss" style:font-pitch="variable"/>
    <style:font-face style:name="Microsoft YaHei1" svg:font-family="'Microsoft YaHei'" style:font-family-generic="swiss" style:font-pitch="variable"/>
    <style:font-face style:name="Tahoma2" svg:font-family="Tahoma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3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Mangal1" style:font-family-asian="Mangal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Mangal2"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Sylfaen1" fo:font-family="Sylfaen" style:font-style-name="Regular" style:font-family-generic="roman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Tahoma2" fo:font-family="Tahoma" style:font-style-name="Regular" style:font-family-generic="swiss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Ebrima2" fo:font-family="Ebrima" style:font-style-name="Regular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03T21:42:33.145000000</meta:creation-date>
    <dc:date>2014-06-04T10:01:36.902000000</dc:date>
    <meta:editing-duration>P0D</meta:editing-duration>
    <meta:editing-cycles>1</meta:editing-cycles>
    <meta:generator>LibreOffice/4.2.4.2$Windows_x86 LibreOffice_project/63150712c6d317d27ce2db16eb94c2f3d7b699f8</meta:generator>
    <meta:document-statistic meta:object-count="332"/>
  </office:meta>
</office:document-meta>
</file>